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paragraph-properties fo:margin-top="0in" fo:margin-bottom="0.1965in" style:contextual-spacing="false"/>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arc) (larp) <text:span text:style-name="T2">ayman@AMHP840G2B</text:span>:<text:span text:style-name="T3">~/Documents/GitHub/ai_logicalaccess_crew/larc</text:span>$ python src/larc/main.py </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Thought:</text:span> <text:span text:style-name="T1">Thought: I need to review the access reports against the authorized access matrix to identify any discrepancies.</text:span></text:p>
      <text:p text:style-name="Preformatted_20_Text"><text:span text:style-name="T4">## Using tool:</text:span> <text:span text:style-name="T1">access_review_tool</text:span></text:p>
      <text:p text:style-name="Preformatted_20_Text"><text:span text:style-name="T4">## Tool Input:</text:span> </text:p>
      <text:p text:style-name="P1">"{}"</text:p>
      <text:p text:style-name="Preformatted_20_Text"><text:span text:style-name="T4">## Tool Output:</text:span> </text:p>
      <text:p text:style-name="P1">{'USER001':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ccess Report while he should have system_b_access access level as read-only according to the access matrix.', 'system_c_access': 'user has actual access level of maker which is matching his system_c_access level in access matrix.'}}, 'USER003': {'review_results': {'system_a_access': 'user has actual system_a_access access level of maker in Access Report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ccess Report while he should have system_c_access access level as checker according to the access matrix.'}}, 'USER009': {'review_results': {'system_a_access': 'user has actual system_a_access access level of checker in Access Report while he should have system_a_access access level as read-only according to the access matrix.', 'system_b_access': 'user has actual access level of checker which is matching <text:soft-page-break/>his system_b_access level in access matrix.', 'system_c_access': 'user has actual access level of read-only which is matching his system_c_access level in 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ccess Report while he should have system_c_access access level as checker according to the access matrix.'}}, 'USER021': {'review_results': {'system_a_access': 'user has system_a_access access level of maker in Access Report while he is unauthorized to have access to system_a_access according to access matrix.', 'system_b_access': 'user has system_b_access access level of read-only in Access Report while he is unauthorized to have access to system_b_access according to access matrix.', 'system_c_access': 'user has system_c_access access level of checker in Access Report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ccess Report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ccess Report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ccess Report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ccess Report while he is unauthorized to have access to system_a_access according to access matrix.', 'system_b_access': 'user has system_b_access access level of checker in Access Report while he is unauthorized to have access to system_b_access according to access matrix.', 'system_c_access': 'user has system_c_access access level of read-only in Access <text:soft-page-break/>Report while he is unauthorized to have access to system_c_access according to access matrix.'}}, 'USER024': {'review_results': {'system_a_access': 'user has system_a_access access level of checker in Access Report while he is unauthorized to have access to system_a_access according to access matrix.', 'system_b_access': 'user has system_b_access access level of maker in Access Report while he is unauthorized to have access to system_b_access according to access matrix.', 'system_c_access': 'user has system_c_access access level of maker in Access Report while he is unauthorized to have access to system_c_access according to access matrix.'}}}</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1">```markdown</text:p>
      <text:p text:style-name="P1"># Access Review Findings</text:p>
      <text:p text:style-name="Preformatted_20_Text"/>
      <text:p text:style-name="P1">## USER001</text:p>
      <text:p text:style-name="P1">- **system_a_access**: Matching (maker)</text:p>
      <text:p text:style-name="P1">- **system_b_access**: Discrepancy (actual: maker, expected: checker)</text:p>
      <text:p text:style-name="P1">- **system_c_access**: Matching (read-only)</text:p>
      <text:p text:style-name="Preformatted_20_Text"/>
      <text:p text:style-name="P1">## USER002</text:p>
      <text:p text:style-name="P1">- **system_a_access**: Matching (checker)</text:p>
      <text:p text:style-name="P1">- **system_b_access**: Discrepancy (actual: maker, expected: read-only)</text:p>
      <text:p text:style-name="P1">- **system_c_access**: Matching (maker)</text:p>
      <text:p text:style-name="Preformatted_20_Text"/>
      <text:p text:style-name="P1">## USER003</text:p>
      <text:p text:style-name="P1">- **system_a_access**: Discrepancy (actual: maker, expected: read-only)</text:p>
      <text:p text:style-name="P1">- **system_b_access**: Matching (maker)</text:p>
      <text:p text:style-name="P1">- **system_c_access**: Matching (checker)</text:p>
      <text:p text:style-name="Preformatted_20_Text"/>
      <text:p text:style-name="P1">## USER004</text:p>
      <text:p text:style-name="P1">- **system_a_access**: Matching (maker)</text:p>
      <text:p text:style-name="P1">- **system_b_access**: Matching (maker)</text:p>
      <text:p text:style-name="P1">- **system_c_access**: Matching (maker)</text:p>
      <text:p text:style-name="Preformatted_20_Text"/>
      <text:p text:style-name="P1">## USER005</text:p>
      <text:p text:style-name="P1">- **system_a_access**: Matching (checker)</text:p>
      <text:p text:style-name="P1">- **system_b_access**: Discrepancy (actual: maker, expected: checker)</text:p>
      <text:p text:style-name="P1">- **system_c_access**: Matching (checker)</text:p>
      <text:p text:style-name="Preformatted_20_Text"/>
      <text:p text:style-name="P1">## USER006</text:p>
      <text:p text:style-name="P1">- **system_a_access**: Matching (read-only)</text:p>
      <text:p text:style-name="P1">- **system_b_access**: Matching (read-only)</text:p>
      <text:p text:style-name="P1">- **system_c_access**: Discrepancy (actual: maker, expected: read-only)</text:p>
      <text:p text:style-name="Preformatted_20_Text"/>
      <text:p text:style-name="P1">## USER007</text:p>
      <text:p text:style-name="P1">- **system_a_access**: Matching (maker)</text:p>
      <text:p text:style-name="P1">- **system_b_access**: Matching (checker)</text:p>
      <text:p text:style-name="P1">- **system_c_access**: Matching (maker)</text:p>
      <text:p text:style-name="Preformatted_20_Text"/>
      <text:p text:style-name="P1">## USER008</text:p>
      <text:p text:style-name="P1">- **system_a_access**: Matching (checker)</text:p>
      <text:p text:style-name="P1">- **system_b_access**: Matching (maker)</text:p>
      <text:p text:style-name="P1">- **system_c_access**: Discrepancy (actual: read-only, expected: checker)</text:p>
      <text:p text:style-name="Preformatted_20_Text"/>
      <text:p text:style-name="P1">## USER009</text:p>
      <text:p text:style-name="P1">- **system_a_access**: Discrepancy (actual: checker, expected: read-only)</text:p>
      <text:p text:style-name="P1">- **system_b_access**: Matching (checker)</text:p>
      <text:p text:style-name="P1">- **system_c_access**: Matching (read-only)</text:p>
      <text:p text:style-name="Preformatted_20_Text"/>
      <text:p text:style-name="P1">## USER010</text:p>
      <text:p text:style-name="P1">- **system_a_access**: Matching (maker)</text:p>
      <text:p text:style-name="P1">- **system_b_access**: Matching (read-only)</text:p>
      <text:p text:style-name="P1"><text:soft-page-break/>- **system_c_access**: Discrepancy (actual: maker, expected: checker)</text:p>
      <text:p text:style-name="Preformatted_20_Text"/>
      <text:p text:style-name="P1">## USER021</text:p>
      <text:p text:style-name="P1">- **system_a_access**: Unauthorized (actual: maker)</text:p>
      <text:p text:style-name="P1">- **system_b_access**: Unauthorized (actual: read-only)</text:p>
      <text:p text:style-name="P1">- **system_c_access**: Unauthorized (actual: checker)</text:p>
      <text:p text:style-name="Preformatted_20_Text"/>
      <text:p text:style-name="P1">## USER012</text:p>
      <text:p text:style-name="P1">- **system_a_access**: Matching (read-only)</text:p>
      <text:p text:style-name="P1">- **system_b_access**: Discrepancy (actual: maker, expected: checker)</text:p>
      <text:p text:style-name="P1">- **system_c_access**: Matching (maker)</text:p>
      <text:p text:style-name="Preformatted_20_Text"/>
      <text:p text:style-name="P1">## USER013</text:p>
      <text:p text:style-name="P1">- **system_a_access**: Matching (maker)</text:p>
      <text:p text:style-name="P1">- **system_b_access**: Matching (maker)</text:p>
      <text:p text:style-name="P1">- **system_c_access**: Matching (checker)</text:p>
      <text:p text:style-name="Preformatted_20_Text"/>
      <text:p text:style-name="P1">## USER014</text:p>
      <text:p text:style-name="P1">- **system_a_access**: Matching (checker)</text:p>
      <text:p text:style-name="P1">- **system_b_access**: Discrepancy (actual: checker, expected: read-only)</text:p>
      <text:p text:style-name="P1">- **system_c_access**: Matching (read-only)</text:p>
      <text:p text:style-name="Preformatted_20_Text"/>
      <text:p text:style-name="P1">## USER022</text:p>
      <text:p text:style-name="P1">- **system_a_access**: Unauthorized (actual: read-only)</text:p>
      <text:p text:style-name="P1">- **system_b_access**: Unauthorized (actual: maker)</text:p>
      <text:p text:style-name="P1">- **system_c_access**: Unauthorized (actual: maker)</text:p>
      <text:p text:style-name="Preformatted_20_Text"/>
      <text:p text:style-name="P1">## USER016</text:p>
      <text:p text:style-name="P1">- **system_a_access**: Matching (maker)</text:p>
      <text:p text:style-name="P1">- **system_b_access**: Discrepancy (actual: maker, expected: checker)</text:p>
      <text:p text:style-name="P1">- **system_c_access**: Matching (checker)</text:p>
      <text:p text:style-name="Preformatted_20_Text"/>
      <text:p text:style-name="P1">## USER017</text:p>
      <text:p text:style-name="P1">- **system_a_access**: Discrepancy (actual: maker, expected: checker)</text:p>
      <text:p text:style-name="P1">- **system_b_access**: Matching (maker)</text:p>
      <text:p text:style-name="P1">- **system_c_access**: Matching (read-only)</text:p>
      <text:p text:style-name="Preformatted_20_Text"/>
      <text:p text:style-name="P1">## USER018</text:p>
      <text:p text:style-name="P1">- **system_a_access**: Matching (read-only)</text:p>
      <text:p text:style-name="P1">- **system_b_access**: Matching (read-only)</text:p>
      <text:p text:style-name="P1">- **system_c_access**: Matching (maker)</text:p>
      <text:p text:style-name="Preformatted_20_Text"/>
      <text:p text:style-name="P1">## USER023</text:p>
      <text:p text:style-name="P1">- **system_a_access**: Unauthorized (actual: maker)</text:p>
      <text:p text:style-name="P1">- **system_b_access**: Unauthorized (actual: checker)</text:p>
      <text:p text:style-name="P1">- **system_c_access**: Unauthorized (actual: read-only)</text:p>
      <text:p text:style-name="Preformatted_20_Text"/>
      <text:p text:style-name="P1">## USER024</text:p>
      <text:p text:style-name="P1">- **system_a_access**: Unauthorized (actual: checker)</text:p>
      <text:p text:style-name="P1">- **system_b_access**: Unauthorized (actual: maker)</text:p>
      <text:p text:style-name="P1">- **system_c_access**: Unauthorized (actual: maker)</text:p>
      <text:p text:style-name="P1">```</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Task:</text:span> <text:span text:style-name="T1">Analyze transaction approvals against authorized limits</text:span></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Using tool:</text:span> <text:span text:style-name="T1">transalimit_review_tool</text:span></text:p>
      <text:p text:style-name="Preformatted_20_Text"><text:span text:style-name="T4">## Tool Input:</text:span> </text:p>
      <text:p text:style-name="P1">"{}"</text:p>
      <text:p text:style-name="Preformatted_20_Text"><text:span text:style-name="T4">## Tool Output:</text:span> </text:p>
      <text:p text:style-name="P1"><text:soft-page-break/>{'transaction_0': {'transaction_amount': 175000, 'transaction_date': '2024-01-15', 'approved_users': ['USER008'], 'Analysis_Result': 'Transaction Amount Exceed user Approval Level for USER008'}, 'transaction_1': {'transaction_amount': 150000, 'transaction_date': '2024-01-16', 'approved_users': ['USER004'], 'Analysis_Result': 'Transaction is approved within the single approval limit of USER004'}, 'transaction_2': {'transaction_amount': 2500000, 'transaction_date': '2024-01-17', 'approved_users': ['USER001', 'USER002'], 'Analysis_Result': "Transaction is approved within the joint approval limit of users ['USER001', 'USER002']"}, 'transaction_3': {'transaction_amount': 120000, 'transaction_date': '2024-01-18', 'approved_users': ['USER009'], 'Analysis_Result': 'Transaction Amount Exceed user Approval Level for USER009'}, 'transaction_4': {'transaction_amount': 3500000, 'transaction_date': '2024-01-19', 'approved_users': ['USER003', 'USER004'], 'Analysis_Result': "Transaction is approved within the joint approval limit of users ['USER003', 'USER004']"}, 'transaction_5': {'transaction_amount': 450000, 'transaction_date': '2024-01-20', 'approved_users': ['USER007'], 'Analysis_Result': 'Transaction is approved within the single approval limit of USER007'}, 'transaction_6': {'transaction_amount': 1500000, 'transaction_date': '2024-01-21', 'approved_users': ['USER002', 'USER003'], 'Analysis_Result': "Transaction is approved within the joint approval limit of users ['USER002', 'USER003']"}, 'transaction_7': {'transaction_amount': 800000, 'transaction_date': '2024-01-22', 'approved_users': ['USER010'], 'Analysis_Result': 'Transaction Amount Exceed user Approval Level for USER010'}, 'transaction_8': {'transaction_amount': 4000000, 'transaction_date': '2024-01-23', 'approved_users': ['USER001', 'USER002', 'USER003'], 'Analysis_Result': "Transaction is approved within the joint approval limit of users ['USER001', 'USER002', 'USER003']"}, 'transaction_9': {'transaction_amount': 600000, 'transaction_date': '2024-01-24', 'approved_users': ['USER005'], 'Analysis_Result': 'Transaction Amount Exceed user Approval Level for USER005'}, 'transaction_10': {'transaction_amount': 2800000, 'transaction_date': '2024-01-25', 'approved_users': ['USER001', 'USER004'], 'Analysis_Result': "Transaction is approved within the joint approval limit of users ['USER001', 'USER004']"}, 'transaction_11': {'transaction_amount': 95000, 'transaction_date': '2024-01-26', 'approved_users': ['USER008'], 'Analysis_Result': 'Transaction is approved within the single approval limit of USER008'}, 'transaction_12': {'transaction_amount': 3200000, 'transaction_date': '2024-01-27', 'approved_users': ['USER002', 'USER003'], 'Analysis_Result': "Transaction is approved within the joint approval limit of users ['USER002', 'USER003']"}, 'transaction_13': {'transaction_amount': 175000, 'transaction_date': '2024-01-28', 'approved_users': ['USER006'], 'Analysis_Result': 'Transaction is approved within the single approval limit of USER006'}, 'transaction_14': {'transaction_amount': 5500000, 'transaction_date': '2024-01-29', 'approved_users': ['USER001', 'USER002', 'USER003'], 'Analysis_Result': "Transaction Amount Exceed the joint Approval Level of users ['USER001', 'USER002', 'USER003']"}}</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Final Answer:</text:span> </text:p>
      <text:p text:style-name="P1"># Transaction Limit Compliance Analysis</text:p>
      <text:p text:style-name="Preformatted_20_Text"/>
      <text:p text:style-name="P1">## Findings</text:p>
      <text:p text:style-name="Preformatted_20_Text"/>
      <text:p text:style-name="P1">### Transaction 0</text:p>
      <text:p text:style-name="P1">- **Transaction Amount**: 175,000</text:p>
      <text:p text:style-name="P1">- **Transaction Date**: 2024-01-15</text:p>
      <text:p text:style-name="P1">- **Approved Users**: USER008</text:p>
      <text:p text:style-name="P1">- **Analysis Result**: Transaction Amount Exceed user Approval Level for USER008</text:p>
      <text:p text:style-name="Preformatted_20_Text"/>
      <text:p text:style-name="P1">### Transaction 1</text:p>
      <text:p text:style-name="P1">- **Transaction Amount**: 150,000</text:p>
      <text:p text:style-name="P1">- **Transaction Date**: 2024-01-16</text:p>
      <text:p text:style-name="P1">- **Approved Users**: USER004</text:p>
      <text:p text:style-name="P1"><text:soft-page-break/>- **Analysis Result**: Transaction is approved within the single approval limit of USER004</text:p>
      <text:p text:style-name="Preformatted_20_Text"/>
      <text:p text:style-name="P1">### Transaction 2</text:p>
      <text:p text:style-name="P1">- **Transaction Amount**: 2,500,000</text:p>
      <text:p text:style-name="P1">- **Transaction Date**: 2024-01-17</text:p>
      <text:p text:style-name="P1">- **Approved Users**: USER001, USER002</text:p>
      <text:p text:style-name="P1">- **Analysis Result**: Transaction is approved within the joint approval limit of users ['USER001', 'USER002']</text:p>
      <text:p text:style-name="Preformatted_20_Text"/>
      <text:p text:style-name="P1">### Transaction 3</text:p>
      <text:p text:style-name="P1">- **Transaction Amount**: 120,000</text:p>
      <text:p text:style-name="P1">- **Transaction Date**: 2024-01-18</text:p>
      <text:p text:style-name="P1">- **Approved Users**: USER009</text:p>
      <text:p text:style-name="P1">- **Analysis Result**: Transaction Amount Exceed user Approval Level for USER009</text:p>
      <text:p text:style-name="Preformatted_20_Text"/>
      <text:p text:style-name="P1">### Transaction 4</text:p>
      <text:p text:style-name="P1">- **Transaction Amount**: 3,500,000</text:p>
      <text:p text:style-name="P1">- **Transaction Date**: 2024-01-19</text:p>
      <text:p text:style-name="P1">- **Approved Users**: USER003, USER004</text:p>
      <text:p text:style-name="P1">- **Analysis Result**: Transaction is approved within the joint approval limit of users ['USER003', 'USER004']</text:p>
      <text:p text:style-name="Preformatted_20_Text"/>
      <text:p text:style-name="P1">### Transaction 5</text:p>
      <text:p text:style-name="P1">- **Transaction Amount**: 450,000</text:p>
      <text:p text:style-name="P1">- **Transaction Date**: 2024-01-20</text:p>
      <text:p text:style-name="P1">- **Approved Users**: USER007</text:p>
      <text:p text:style-name="P1">- **Analysis Result**: Transaction is approved within the single approval limit of USER007</text:p>
      <text:p text:style-name="Preformatted_20_Text"/>
      <text:p text:style-name="P1">### Transaction 6</text:p>
      <text:p text:style-name="P1">- **Transaction Amount**: 1,500,000</text:p>
      <text:p text:style-name="P1">- **Transaction Date**: 2024-01-21</text:p>
      <text:p text:style-name="P1">- **Approved Users**: USER002, USER003</text:p>
      <text:p text:style-name="P1">- **Analysis Result**: Transaction is approved within the joint approval limit of users ['USER002', 'USER003']</text:p>
      <text:p text:style-name="Preformatted_20_Text"/>
      <text:p text:style-name="P1">### Transaction 7</text:p>
      <text:p text:style-name="P1">- **Transaction Amount**: 800,000</text:p>
      <text:p text:style-name="P1">- **Transaction Date**: 2024-01-22</text:p>
      <text:p text:style-name="P1">- **Approved Users**: USER010</text:p>
      <text:p text:style-name="P1">- **Analysis Result**: Transaction Amount Exceed user Approval Level for USER010</text:p>
      <text:p text:style-name="Preformatted_20_Text"/>
      <text:p text:style-name="P1">### Transaction 8</text:p>
      <text:p text:style-name="P1">- **Transaction Amount**: 4,000,000</text:p>
      <text:p text:style-name="P1">- **Transaction Date**: 2024-01-23</text:p>
      <text:p text:style-name="P1">- **Approved Users**: USER001, USER002, USER003</text:p>
      <text:p text:style-name="P1">- **Analysis Result**: Transaction is approved within the joint approval limit of users ['USER001', 'USER002', 'USER003']</text:p>
      <text:p text:style-name="Preformatted_20_Text"/>
      <text:p text:style-name="P1">### Transaction 9</text:p>
      <text:p text:style-name="P1">- **Transaction Amount**: 600,000</text:p>
      <text:p text:style-name="P1">- **Transaction Date**: 2024-01-24</text:p>
      <text:p text:style-name="P1">- **Approved Users**: USER005</text:p>
      <text:p text:style-name="P1">- **Analysis Result**: Transaction Amount Exceed user Approval Level for USER005</text:p>
      <text:p text:style-name="Preformatted_20_Text"/>
      <text:p text:style-name="P1">### Transaction 10</text:p>
      <text:p text:style-name="P1">- **Transaction Amount**: 2,800,000</text:p>
      <text:p text:style-name="P1">- **Transaction Date**: 2024-01-25</text:p>
      <text:p text:style-name="P1">- **Approved Users**: USER001, USER004</text:p>
      <text:p text:style-name="P1">- **Analysis Result**: Transaction is approved within the joint approval limit of users ['USER001', 'USER004']</text:p>
      <text:p text:style-name="Preformatted_20_Text"/>
      <text:p text:style-name="P1">### Transaction 11</text:p>
      <text:p text:style-name="P1"><text:soft-page-break/>- **Transaction Amount**: 95,000</text:p>
      <text:p text:style-name="P1">- **Transaction Date**: 2024-01-26</text:p>
      <text:p text:style-name="P1">- **Approved Users**: USER008</text:p>
      <text:p text:style-name="P1">- **Analysis Result**: Transaction is approved within the single approval limit of USER008</text:p>
      <text:p text:style-name="Preformatted_20_Text"/>
      <text:p text:style-name="P1">### Transaction 12</text:p>
      <text:p text:style-name="P1">- **Transaction Amount**: 3,200,000</text:p>
      <text:p text:style-name="P1">- **Transaction Date**: 2024-01-27</text:p>
      <text:p text:style-name="P1">- **Approved Users**: USER002, USER003</text:p>
      <text:p text:style-name="P1">- **Analysis Result**: Transaction is approved within the joint approval limit of users ['USER002', 'USER003']</text:p>
      <text:p text:style-name="Preformatted_20_Text"/>
      <text:p text:style-name="P1">### Transaction 13</text:p>
      <text:p text:style-name="P1">- **Transaction Amount**: 175,000</text:p>
      <text:p text:style-name="P1">- **Transaction Date**: 2024-01-28</text:p>
      <text:p text:style-name="P1">- **Approved Users**: USER006</text:p>
      <text:p text:style-name="P1">- **Analysis Result**: Transaction is approved within the single approval limit of USER006</text:p>
      <text:p text:style-name="Preformatted_20_Text"/>
      <text:p text:style-name="P1">### Transaction 14</text:p>
      <text:p text:style-name="P1">- **Transaction Amount**: 5,500,000</text:p>
      <text:p text:style-name="P1">- **Transaction Date**: 2024-01-29</text:p>
      <text:p text:style-name="P1">- **Approved Users**: USER001, USER002, USER003</text:p>
      <text:p text:style-name="P1">- **Analysis Result**: Transaction Amount Exceed the joint Approval Level of users ['USER001', 'USER002', 'USER003']</text:p>
      <text:p text:style-name="P1">```</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Task:</text:span> <text:span text:style-name="T1">Verify change management compliance and identify potential process violations</text:span></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Using tool:</text:span> <text:span text:style-name="T1">change_management_verification_tool</text:span></text:p>
      <text:p text:style-name="Preformatted_20_Text"><text:span text:style-name="T4">## Tool Input:</text:span> </text:p>
      <text:p text:style-name="P1">"{}"</text:p>
      <text:p text:style-name="Preformatted_20_Text"><text:span text:style-name="T4">## Tool Output:</text:span> </text:p>
      <text:p text:style-name="P1">[{'date_time': '2024-01-14 09:30:00', 'component_modified': 'UserAccessModule', 'modified_by_user': 'USER001', 'Verification_Results': 'Audit trail record date is found with the authorized user: USER001; however - it might be a change management violation as there were no change tickets found that satisfy the change management SLA.'}, {'date_time': '2024-01-15 04:20:00', 'component_modified': 'SecuritySettings', 'modified_by_user': 'USER004', 'Verification_Results': 'Audit trail record date is found with the authorized user: USER004; however - it might be a change management violation as there were no change tickets found that satisfy the change management SLA.'}, {'date_time': '2024-01-19 11:45:00', 'component_modified': 'DatabaseConfig', 'modified_by_user': 'USER002', 'Verification_Results': 'Audit trail record relies on change ticket: CHG003 and was carried out by the authorized user: USER002'}, {'date_time': '2024-01-16 18:30:00', 'component_modified': 'NetworkSettings', 'modified_by_user': 'USER007', 'Verification_Results': 'Audit trail record relies on change ticket: CHG004 and was carried out by the authorized user: USER007'}, {'date_time': '2024-01-17 11:15:00', 'component_modified': 'APIEndpoints', 'modified_by_user': 'USER003', 'Verification_Results': 'Audit trail record relies on change ticket: CHG005 and was carried out by the authorized user: USER003'}, {'date_time': '2024-01-17 17:40:00', 'component_modified': 'LoggingSystem', 'modified_by_user': 'USER005', 'Verification_Results': 'Audit trail record relies on change ticket: CHG006 and was carried out by the authorized user: USER005'}, {'date_time': '2024-10-18 09:00:00', 'component_modified': 'UserInterface', 'modified_by_user': 'USER008', 'Verification_Results': 'Audit trail record date is found with the authorized user: USER008; however - it might be a change management violation as there were <text:soft-page-break/>no change tickets found that satisfy the change management SLA.'}, {'date_time': '2024-01-18 23:25:00', 'component_modified': 'BackupSystem', 'modified_by_user': 'USER006', 'Verification_Results': 'Audit trail record relies on change ticket: CHG008 and was carried out by the authorized user: USER006'}, {'date_time': '2024-02-19 11:30:00', 'component_modified': 'AuthModule', 'modified_by_user': 'USER001', 'Verification_Results': 'Audit trail record date is found with the authorized user: USER001; however - it might be a change management violation as there were no change tickets found that satisfy the change management SLA.'}, {'date_time': '2024-01-19 06:15:00', 'component_modified': 'ReportingEngine', 'modified_by_user': 'USER004', 'Verification_Results': 'Audit trail record date is found with the authorized user: USER004; however - it might be a change management violation as there were no change tickets found that satisfy the change management SLA.'}, {'date_time': '2024-01-20 11:45:00', 'component_modified': 'DataProcessor', 'modified_by_user': 'USER009', 'Verification_Results': 'Audit trail record date is found linked to change ticket: CHG011, however the change was carried out by the unauthorized user: USER009 - while it should have been carried out by: USER002'}, {'date_time': '2024-01-20 19:20:00', 'component_modified': 'SecurityModule', 'modified_by_user': 'USER002', 'Verification_Results': 'Audit trail record date is found linked to change ticket: CHG012, however the change was carried out by the unauthorized user: USER002 - while it should have been carried out by: USER005'}, {'date_time': '2024-01-21 10:15:00', 'component_modified': 'ConfigSettings', 'modified_by_user': 'USER005', 'Verification_Results': 'Audit trail record date is found linked to change ticket: CHG013, however the change was carried out by the unauthorized user: USER005 - while it should have been carried out by: USER007'}, {'date_time': '2024-01-21 19:50:00', 'component_modified': 'UserManagement', 'modified_by_user': 'USER003', 'Verification_Results': 'Audit trail record relies on change ticket: CHG014 and was carried out by the authorized user: USER003'}, {'date_time': '2024-01-29 10:30:00', 'component_modified': 'APIGateway', 'modified_by_user': 'USER007', 'Verification_Results': 'Could not find any change ticket that is related to this audit trail record.'}, {'date_time': '2024-01-22 15:45:00', 'component_modified': 'DatabaseIndex', 'modified_by_user': 'USER001', 'Verification_Results': 'Could not find any change ticket that is related to this audit trail record.'}, {'date_time': '2024-01-23 09:45:00', 'component_modified': 'AccessControl', 'modified_by_user': 'USER006', 'Verification_Results': 'Could not find any change ticket that is related to this audit trail record.'}, {'date_time': '2024-01-23 14:30:00', 'component_modified': 'SystemCore', 'modified_by_user': 'USER004', 'Verification_Results': 'Could not find any change ticket that is related to this audit trail record.'}, {'date_time': '2024-01-24 11:00:00', 'component_modified': 'LogAnalyzer', 'modified_by_user': 'USER008', 'Verification_Results': 'Could not find any change ticket that is related to this audit trail record.'}, {'date_time': '2024-01-24 16:00:00', 'component_modified': 'WebService', 'modified_by_user': 'USER002', 'Verification_Results': 'Could not find any change ticket that is related to this audit trail record.'}]</text:p>
      <text:p text:style-name="Preformatted_20_Text"/>
      <text:p text:style-name="Preformatted_20_Text"/>
      <text:p text:style-name="Preformatted_20_Text"><text:span text:style-name="T5"># Agent:</text:span> <text:span text:style-name="T2">Change Management Compliance Analyst</text:span></text:p>
      <text:p text:style-name="Preformatted_20_Text"><text:span text:style-name="T4">## Final Answer:</text:span> </text:p>
      <text:p text:style-name="P1"># Change Management Audit Findings</text:p>
      <text:p text:style-name="Preformatted_20_Text"/>
      <text:p text:style-name="P1">## Findings</text:p>
      <text:p text:style-name="Preformatted_20_Text"/>
      <text:p text:style-name="P1">### Audit Record 0</text:p>
      <text:p text:style-name="P1">- **Date/Time**: 2024-01-14 09:30:00</text:p>
      <text:p text:style-name="P1">- **Component Modified**: UserAccessModule</text:p>
      <text:p text:style-name="P1">- **Modified By User**: USER001</text:p>
      <text:p text:style-name="P1">- **Verification Result**: Audit trail record date is found with the authorized user: USER001; however - it might be a change management violation as there were no change tickets found that satisfy the change management SLA.</text:p>
      <text:p text:style-name="Preformatted_20_Text"/>
      <text:p text:style-name="P1">### Audit Record 1</text:p>
      <text:p text:style-name="P1"><text:soft-page-break/>- **Date/Time**: 2024-01-15 04:20:00</text:p>
      <text:p text:style-name="P1">- **Component Modified**: SecuritySettings</text:p>
      <text:p text:style-name="P1">- **Modified By User**: USER004</text:p>
      <text:p text:style-name="P1">- **Verification Result**: Audit trail record date is found with the authorized user: USER004; however - it might be a change management violation as there were no change tickets found that satisfy the change management SLA.</text:p>
      <text:p text:style-name="Preformatted_20_Text"/>
      <text:p text:style-name="P1">### Audit Record 2</text:p>
      <text:p text:style-name="P1">- **Date/Time**: 2024-01-19 11:45:00</text:p>
      <text:p text:style-name="P1">- **Component Modified**: DatabaseConfig</text:p>
      <text:p text:style-name="P1">- **Modified By User**: USER002</text:p>
      <text:p text:style-name="P1">- **Verification Result**: Audit trail record relies on change ticket: CHG003 and was carried out by the authorized user: USER002.</text:p>
      <text:p text:style-name="Preformatted_20_Text"/>
      <text:p text:style-name="P1">### Audit Record 3</text:p>
      <text:p text:style-name="P1">- **Date/Time**: 2024-01-16 18:30:00</text:p>
      <text:p text:style-name="P1">- **Component Modified**: NetworkSettings</text:p>
      <text:p text:style-name="P1">- **Modified By User**: USER007</text:p>
      <text:p text:style-name="P1">- **Verification Result**: Audit trail record relies on change ticket: CHG004 and was carried out by the authorized user: USER007.</text:p>
      <text:p text:style-name="Preformatted_20_Text"/>
      <text:p text:style-name="P1">### Audit Record 4</text:p>
      <text:p text:style-name="P1">- **Date/Time**: 2024-01-17 11:15:00</text:p>
      <text:p text:style-name="P1">- **Component Modified**: APIEndpoints</text:p>
      <text:p text:style-name="P1">- **Modified By User**: USER003</text:p>
      <text:p text:style-name="P1">- **Verification Result**: Audit trail record relies on change ticket: CHG005 and was carried out by the authorized user: USER003.</text:p>
      <text:p text:style-name="Preformatted_20_Text"/>
      <text:p text:style-name="P1">### Audit Record 5</text:p>
      <text:p text:style-name="P1">- **Date/Time**: 2024-01-17 17:40:00</text:p>
      <text:p text:style-name="P1">- **Component Modified**: LoggingSystem</text:p>
      <text:p text:style-name="P1">- **Modified By User**: USER005</text:p>
      <text:p text:style-name="P1">- **Verification Result**: Audit trail record relies on change ticket: CHG006 and was carried out by the authorized user: USER005.</text:p>
      <text:p text:style-name="Preformatted_20_Text"/>
      <text:p text:style-name="P1">### Audit Record 6</text:p>
      <text:p text:style-name="P1">- **Date/Time**: 2024-10-18 09:00:00</text:p>
      <text:p text:style-name="P1">- **Component Modified**: UserInterface</text:p>
      <text:p text:style-name="P1">- **Modified By User**: USER008</text:p>
      <text:p text:style-name="P1">- **Verification Result**: Audit trail record date is found with the authorized user: USER008; however - it might be a change management violation as there were no change tickets found that satisfy the change management SLA.</text:p>
      <text:p text:style-name="Preformatted_20_Text"/>
      <text:p text:style-name="P1">### Audit Record 7</text:p>
      <text:p text:style-name="P1">- **Date/Time**: 2024-01-18 23:25:00</text:p>
      <text:p text:style-name="P1">- **Component Modified**: BackupSystem</text:p>
      <text:p text:style-name="P1">- **Modified By User**: USER006</text:p>
      <text:p text:style-name="P1">- **Verification Result**: Audit trail record relies on change ticket: CHG008 and was carried out by the authorized user: USER006.</text:p>
      <text:p text:style-name="Preformatted_20_Text"/>
      <text:p text:style-name="P1">### Audit Record 8</text:p>
      <text:p text:style-name="P1">- **Date/Time**: 2024-02-19 11:30:00</text:p>
      <text:p text:style-name="P1">- **Component Modified**: AuthModule</text:p>
      <text:p text:style-name="P1">- **Modified By User**: USER001</text:p>
      <text:p text:style-name="P1">- **Verification Result**: Audit trail record date is found with the authorized user: USER001; however - it might be a change management violation as there were no change tickets found that satisfy the change management SLA.</text:p>
      <text:p text:style-name="Preformatted_20_Text"/>
      <text:p text:style-name="P1">### Audit Record 9</text:p>
      <text:p text:style-name="P1">- **Date/Time**: 2024-01-19 06:15:00</text:p>
      <text:p text:style-name="P1">- **Component Modified**: ReportingEngine</text:p>
      <text:p text:style-name="P1">- **Modified By User**: USER004</text:p>
      <text:p text:style-name="P1"><text:soft-page-break/>- **Verification Result**: Audit trail record date is found with the authorized user: USER004; however - it might be a change management violation as there were no change tickets found that satisfy the change management SLA.</text:p>
      <text:p text:style-name="Preformatted_20_Text"/>
      <text:p text:style-name="P1">### Audit Record 10</text:p>
      <text:p text:style-name="P1">- **Date/Time**: 2024-01-20 11:45:00</text:p>
      <text:p text:style-name="P1">- **Component Modified**: DataProcessor</text:p>
      <text:p text:style-name="P1">- **Modified By User**: USER009</text:p>
      <text:p text:style-name="P1">- **Verification Result**: Audit trail record date is found linked to change ticket: CHG011, however the change was carried out by the unauthorized user: USER009 - while it should have been carried out by: USER002.</text:p>
      <text:p text:style-name="Preformatted_20_Text"/>
      <text:p text:style-name="P1">### Audit Record 11</text:p>
      <text:p text:style-name="P1">- **Date/Time**: 2024-01-20 19:20:00</text:p>
      <text:p text:style-name="P1">- **Component Modified**: SecurityModule</text:p>
      <text:p text:style-name="P1">- **Modified By User**: USER002</text:p>
      <text:p text:style-name="P1">- **Verification Result**: Audit trail record date is found linked to change ticket: CHG012, however the change was carried out by the unauthorized user: USER002 - while it should have been carried out by: USER005.</text:p>
      <text:p text:style-name="Preformatted_20_Text"/>
      <text:p text:style-name="P1">### Audit Record 12</text:p>
      <text:p text:style-name="P1">- **Date/Time**: 2024-01-21 10:15:00</text:p>
      <text:p text:style-name="P1">- **Component Modified**: ConfigSettings</text:p>
      <text:p text:style-name="P1">- **Modified By User**: USER005</text:p>
      <text:p text:style-name="P1">- **Verification Result**: Audit trail record date is found linked to change ticket: CHG013, however the change was carried out by the unauthorized user: USER005 - while it should have been carried out by: USER007.</text:p>
      <text:p text:style-name="Preformatted_20_Text"/>
      <text:p text:style-name="P1">### Audit Record 13</text:p>
      <text:p text:style-name="P1">- **Date/Time**: 2024-01-21 19:50:00</text:p>
      <text:p text:style-name="P1">- **Component Modified**: UserManagement</text:p>
      <text:p text:style-name="P1">- **Modified By User**: USER003</text:p>
      <text:p text:style-name="P1">- **Verification Result**: Audit trail record relies on change ticket: CHG014 and was carried out by the authorized user: USER003.</text:p>
      <text:p text:style-name="Preformatted_20_Text"/>
      <text:p text:style-name="P1">### Audit Record 14</text:p>
      <text:p text:style-name="P1">- **Date/Time**: 2024-01-29 10:30:00</text:p>
      <text:p text:style-name="P1">- **Component Modified**: APIGateway</text:p>
      <text:p text:style-name="P1">- **Modified By User**: USER007</text:p>
      <text:p text:style-name="P1">- **Verification Result**: Could not find any change ticket that is related to this audit trail record.</text:p>
      <text:p text:style-name="Preformatted_20_Text"/>
      <text:p text:style-name="P1">### Audit Record 15</text:p>
      <text:p text:style-name="P1">- **Date/Time**: 2024-01-22 15:45:00</text:p>
      <text:p text:style-name="P1">- **Component Modified**: DatabaseIndex</text:p>
      <text:p text:style-name="P1">- **Modified By User**: USER001</text:p>
      <text:p text:style-name="P1">- **Verification Result**: Could not find any change ticket that is related to this audit trail record.</text:p>
      <text:p text:style-name="Preformatted_20_Text"/>
      <text:p text:style-name="P1">### Audit Record 16</text:p>
      <text:p text:style-name="P1">- **Date/Time**: 2024-01-23 09:45:00</text:p>
      <text:p text:style-name="P1">- **Component Modified**: AccessControl</text:p>
      <text:p text:style-name="P1">- **Modified By User**: USER006</text:p>
      <text:p text:style-name="P1">- **Verification Result**: Could not find any change ticket that is related to this audit trail record.</text:p>
      <text:p text:style-name="Preformatted_20_Text"/>
      <text:p text:style-name="P1">### Audit Record 17</text:p>
      <text:p text:style-name="P1">- **Date/Time**: 2024-01-23 14:30:00</text:p>
      <text:p text:style-name="P1">- **Component Modified**: SystemCore</text:p>
      <text:p text:style-name="P1">- **Modified By User**: USER004</text:p>
      <text:p text:style-name="P1">- **Verification Result**: Could not find any change ticket that is related to this audit trail record.</text:p>
      <text:p text:style-name="Preformatted_20_Text"/>
      <text:p text:style-name="P1">### Audit Record 18</text:p>
      <text:p text:style-name="P1"><text:soft-page-break/>- **Date/Time**: 2024-01-24 11:00:00</text:p>
      <text:p text:style-name="P1">- **Component Modified**: LogAnalyzer</text:p>
      <text:p text:style-name="P1">- **Modified By User**: USER008</text:p>
      <text:p text:style-name="P1">- **Verification Result**: Could not find any change ticket that is related to this audit trail record.</text:p>
      <text:p text:style-name="Preformatted_20_Text"/>
      <text:p text:style-name="P1">### Audit Record 19</text:p>
      <text:p text:style-name="P1">- **Date/Time**: 2024-01-24 16:00:00</text:p>
      <text:p text:style-name="P1">- **Component Modified**: WebService</text:p>
      <text:p text:style-name="P1">- **Modified By User**: USER002</text:p>
      <text:p text:style-name="P1">- **Verification Result**: Could not find any change ticket that is related to this audit trail record.</text:p>
      <text:p text:style-name="P1">```</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Task:</text:span> <text:span text:style-name="T1">Verify transactions are inline with the policy and provide comprehensive analysis of compliance status.</text:span></text:p>
      <text:p text:style-name="Preformatted_20_Text">Policy Review: 100%|███████████████████████████████████████████████████████████████████████████████████████████████████████████████████████| 5/5 [06:12&lt;00:00, 74.40s/it]</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Using tool:</text:span> <text:span text:style-name="T1">transaction_policy_review_tool</text:span></text:p>
      <text:p text:style-name="Preformatted_20_Text"><text:span text:style-name="T4">## Tool Input:</text:span> </text:p>
      <text:p text:style-name="P1">"{}"</text:p>
      <text:p text:style-name="Preformatted_20_Text"><text:span text:style-name="T4">## Tool Output:</text:span> </text:p>
      <text:p text:style-name="P1">[{'Transaction ID': 'T001', 'Date': '09-07-24', 'Amount': '14236.29', 'Vendor': 'Vendor D', 'Purchase Order ID': 'PO1970', 'Type': 'Purchase', 'Discount': '16.84%', 'Discount_Justification': 'Special promotion applied', 'Tax Paid': 'No', 'Submitted Date': '17-07-24', 'Department_Authorization': 'Yes', 'Item Description': 'Software Subscription', 'Prior_Finance_Approval': 'Yes', 'violation': 'Violation: Yes - Purchase made from unapproved vendor (Vendor D)'}, {'Transaction ID': 'T002', 'Date': '17-10-24', 'Amount': '3091.7', 'Vendor': 'Vendor H', 'Purchase Order ID': 'PO1672', 'Type': 'Purchase', 'Discount': '22.53%', 'Discount_Justification': '', 'Tax Paid': 'Yes', 'Submitted Date': '17-10-24', 'Department_Authorization': 'Yes', 'Item Description': 'Office Computers', 'Prior_Finance_Approval': 'Yes', 'violation': 'Violation: No \nVendor H is a pre-approved vendor by the procurement department. \n\nViolation: No \nThe transaction amount (3091.7) does not exceed AED 10,000 and prior finance approval was provided.\n\nViolation: Yes \nThe discount percentage (22.53%) exceeds the allowed limit of 15% without justification from the vendor and internal approval.\n\nViolation: Yes \nThe tax details are missing in this purchase transaction.\n\nViolation: No \nDepartment authorization is present for purchases above AED 5,000.\n\nViolation: No \nFinance department approval was provided prior to the transaction.'}, {'Transaction ID': 'T003', 'Date': '21-08-24', 'Amount': '8655.29', 'Vendor': 'Vendor D', 'Purchase Order ID': 'PO1335', 'Type': 'Invoice', 'Discount': '22.07%', 'Discount_Justification': 'Special promotion applied', 'Tax Paid': 'Yes', 'Submitted Date': '26-09-24', 'Department_Authorization': 'Yes', 'Item Description': 'Printer Supplies', 'Prior_Finance_Approval': 'Yes', 'violation': 'Violation: No \nReason: None found in this transaction.\n\nHowever, I can analyze multiple transactions for policy violations. Please provide the additional data or specify which transactions to analyze.'}, {'Transaction ID': 'T004', 'Date': '16-10-24', 'Amount': '13029.37', 'Vendor': 'Vendor I', 'Purchase Order ID': 'PO1635', 'Type': 'Purchase', 'Discount': '22.61%', 'Discount_Justification': '', 'Tax Paid': 'Yes', 'Submitted Date': '01-11-24', 'Department_Authorization': 'No', 'Item Description': 'Consulting Services', 'Prior_Finance_Approval': 'No', 'violation': 'Violation: Yes - Purchase amount exceeds AED 10,000 without prior finance approval.'}, {'Transaction ID': 'T005', 'Date': '15-09-24', 'Amount': '15451.42', 'Vendor': 'Vendor I', 'Purchase Order ID': 'PO1210', 'Type': 'Purchase', 'Discount': '14.16%', 'Discount_Justification': '', 'Tax Paid': 'Yes', 'Submitted Date': '11-10-24', <text:soft-page-break/>'Department_Authorization': 'No', 'Item Description': 'Laptops', 'Prior_Finance_Approval': 'No', 'violation': 'Violation: Yes - Purchase exceeds AED 10,000 without prior finance approval. \n\nViolation: Yes - Vendor I is not a pre-approved vendor by the procurement department.\n\nViolation: Yes - Discount exceeds 15% but justification from vendor is missing.\n\nViolation: No (Note: The purchase date was on 24/09/2024 and the invoice submission deadline for this transaction would be around 23/10/2024 which is within the 30-day limit)'}]</text:p>
      <text:p text:style-name="Preformatted_20_Text"/>
      <text:p text:style-name="Preformatted_20_Text"/>
      <text:p text:style-name="Preformatted_20_Text"><text:span text:style-name="T5"># Agent:</text:span> <text:span text:style-name="T2">Transaction Policy Compliance Specialist</text:span></text:p>
      <text:p text:style-name="Preformatted_20_Text"><text:span text:style-name="T4">## Final Answer:</text:span> </text:p>
      <text:p text:style-name="P1"># Change Management Audit Findings</text:p>
      <text:p text:style-name="Preformatted_20_Text"/>
      <text:p text:style-name="P1">## Findings</text:p>
      <text:p text:style-name="Preformatted_20_Text"/>
      <text:p text:style-name="P1">### Audit Record 0</text:p>
      <text:p text:style-name="P1">- **Date/Time**: 2024-01-14 09:30:00</text:p>
      <text:p text:style-name="P1">- **Component Modified**: UserAccessModule</text:p>
      <text:p text:style-name="P1">- **Modified By User**: USER001</text:p>
      <text:p text:style-name="P1">- **Verification Result**: Audit trail record date is found with the authorized user: USER001; however - it might be a change management violation as there were no change tickets found that satisfy the change management SLA.</text:p>
      <text:p text:style-name="Preformatted_20_Text"/>
      <text:p text:style-name="P1">### Audit Record 1</text:p>
      <text:p text:style-name="P1">- **Date/Time**: 2024-01-15 04:20:00</text:p>
      <text:p text:style-name="P1">- **Component Modified**: SecuritySettings</text:p>
      <text:p text:style-name="P1">- **Modified By User**: USER004</text:p>
      <text:p text:style-name="P1">- **Verification Result**: Audit trail record date is found with the authorized user: USER004; however - it might be a change management violation as there were no change tickets found that satisfy the change management SLA.</text:p>
      <text:p text:style-name="Preformatted_20_Text"/>
      <text:p text:style-name="P1">### Audit Record 2</text:p>
      <text:p text:style-name="P1">- **Date/Time**: 2024-01-19 11:45:00</text:p>
      <text:p text:style-name="P1">- **Component Modified**: DatabaseConfig</text:p>
      <text:p text:style-name="P1">- **Modified By User**: USER002</text:p>
      <text:p text:style-name="P1">- **Verification Result**: Audit trail record relies on change ticket: CHG003 and was carried out by the authorized user: USER002.</text:p>
      <text:p text:style-name="Preformatted_20_Text"/>
      <text:p text:style-name="P1">### Audit Record 3</text:p>
      <text:p text:style-name="P1">- **Date/Time**: 2024-01-16 18:30:00</text:p>
      <text:p text:style-name="P1">- **Component Modified**: NetworkSettings</text:p>
      <text:p text:style-name="P1">- **Modified By User**: USER007</text:p>
      <text:p text:style-name="P1">- **Verification Result**: Audit trail record relies on change ticket: CHG004 and was carried out by the authorized user: USER007.</text:p>
      <text:p text:style-name="Preformatted_20_Text"/>
      <text:p text:style-name="P1">### Audit Record 4</text:p>
      <text:p text:style-name="P1">- **Date/Time**: 2024-01-17 11:15:00</text:p>
      <text:p text:style-name="P1">- **Component Modified**: APIEndpoints</text:p>
      <text:p text:style-name="P1">- **Modified By User**: USER003</text:p>
      <text:p text:style-name="P1">- **Verification Result**: Audit trail record relies on change ticket: CHG005 and was carried out by the authorized user: USER003.</text:p>
      <text:p text:style-name="Preformatted_20_Text"/>
      <text:p text:style-name="P1">### Audit Record 5</text:p>
      <text:p text:style-name="P1">- **Date/Time**: 2024-01-17 17:40:00</text:p>
      <text:p text:style-name="P1">- **Component Modified**: LoggingSystem</text:p>
      <text:p text:style-name="P1">- **Modified By User**: USER005</text:p>
      <text:p text:style-name="P1">- **Verification Result**: Audit trail record relies on change ticket: CHG006 and was carried out by the authorized user: USER005.</text:p>
      <text:p text:style-name="Preformatted_20_Text"/>
      <text:p text:style-name="P1">### Audit Record 6</text:p>
      <text:p text:style-name="P1">- **Date/Time**: 2024-10-18 09:00:00</text:p>
      <text:p text:style-name="P1">- **Component Modified**: UserInterface</text:p>
      <text:p text:style-name="P1">- **Modified By User**: USER008</text:p>
      <text:p text:style-name="P1"><text:soft-page-break/>- **Verification Result**: Audit trail record date is found with the authorized user: USER008; however - it might be a change management violation as there were no change tickets found that satisfy the change management SLA.</text:p>
      <text:p text:style-name="Preformatted_20_Text"/>
      <text:p text:style-name="P1">### Audit Record 7</text:p>
      <text:p text:style-name="P1">- **Date/Time**: 2024-01-18 23:25:00</text:p>
      <text:p text:style-name="P1">- **Component Modified**: BackupSystem</text:p>
      <text:p text:style-name="P1">- **Modified By User**: USER006</text:p>
      <text:p text:style-name="P1">- **Verification Result**: Audit trail record relies on change ticket: CHG008 and was carried out by the authorized user: USER006.</text:p>
      <text:p text:style-name="Preformatted_20_Text"/>
      <text:p text:style-name="P1">### Audit Record 8</text:p>
      <text:p text:style-name="P1">- **Date/Time**: 2024-02-19 11:30:00</text:p>
      <text:p text:style-name="P1">- **Component Modified**: AuthModule</text:p>
      <text:p text:style-name="P1">- **Modified By User**: USER001</text:p>
      <text:p text:style-name="P1">- **Verification Result**: Audit trail record date is found with the authorized user: USER001; however - it might be a change management violation as there were no change tickets found that satisfy the change management SLA.</text:p>
      <text:p text:style-name="Preformatted_20_Text"/>
      <text:p text:style-name="P1">### Audit Record 9</text:p>
      <text:p text:style-name="P1">- **Date/Time**: 2024-01-19 06:15:00</text:p>
      <text:p text:style-name="P1">- **Component Modified**: ReportingEngine</text:p>
      <text:p text:style-name="P1">- **Modified By User**: USER004</text:p>
      <text:p text:style-name="P1">- **Verification Result**: Audit trail record date is found with the authorized user: USER004; however - it might be a change management violation as there were no change tickets found that satisfy the change management SLA.</text:p>
      <text:p text:style-name="Preformatted_20_Text"/>
      <text:p text:style-name="P1">### Audit Record 10</text:p>
      <text:p text:style-name="P1">- **Date/Time**: 2024-01-20 11:45:00</text:p>
      <text:p text:style-name="P1">- **Component Modified**: DataProcessor</text:p>
      <text:p text:style-name="P1">- **Modified By User**: USER009</text:p>
      <text:p text:style-name="P1">- **Verification Result**: Audit trail record date is found linked to change ticket: CHG011, however the change was carried out by the unauthorized user: USER009 - while it should have been carried out by: USER002.</text:p>
      <text:p text:style-name="Preformatted_20_Text"/>
      <text:p text:style-name="P1">### Audit Record 11</text:p>
      <text:p text:style-name="P1">- **Date/Time**: 2024-01-20 19:20:00</text:p>
      <text:p text:style-name="P1">- **Component Modified**: SecurityModule</text:p>
      <text:p text:style-name="P1">- **Modified By User**: USER002</text:p>
      <text:p text:style-name="P1">- **Verification Result**: Audit trail record date is found linked to change ticket: CHG012, however the change was carried out by the unauthorized user: USER002 - while it should have been carried out by: USER005.</text:p>
      <text:p text:style-name="Preformatted_20_Text"/>
      <text:p text:style-name="P1">### Audit Record 12</text:p>
      <text:p text:style-name="P1">- **Date/Time**: 2024-01-21 10:15:00</text:p>
      <text:p text:style-name="P1">- **Component Modified**: ConfigSettings</text:p>
      <text:p text:style-name="P1">- **Modified By User**: USER005</text:p>
      <text:p text:style-name="P1">- **Verification Result**: Audit trail record date is found linked to change ticket: CHG013, however the change was carried out by the unauthorized user: USER005 - while it should have been carried out by: USER007.</text:p>
      <text:p text:style-name="Preformatted_20_Text"/>
      <text:p text:style-name="P1">### Audit Record 13</text:p>
      <text:p text:style-name="P1">- **Date/Time**: 2024-01-21 19:50:00</text:p>
      <text:p text:style-name="P1">- **Component Modified**: UserManagement</text:p>
      <text:p text:style-name="P1">- **Modified By User**: USER003</text:p>
      <text:p text:style-name="P1">- **Verification Result**: Audit trail record relies on change ticket: CHG014 and was carried out by the authorized user: USER003.</text:p>
      <text:p text:style-name="Preformatted_20_Text"/>
      <text:p text:style-name="P1">### Audit Record 14</text:p>
      <text:p text:style-name="P1">- **Date/Time**: 2024-01-29 10:30:00</text:p>
      <text:p text:style-name="P1">- **Component Modified**: APIGateway</text:p>
      <text:p text:style-name="P1">- **Modified By User**: USER007</text:p>
      <text:p text:style-name="P1">- **Verification Result**: Could not find any change ticket that is related to this audit trail record.</text:p>
      <text:p text:style-name="Preformatted_20_Text"><text:soft-page-break/></text:p>
      <text:p text:style-name="P1">### Audit Record 15</text:p>
      <text:p text:style-name="P1">- **Date/Time**: 2024-01-22 15:45:00</text:p>
      <text:p text:style-name="P1">- **Component Modified**: DatabaseIndex</text:p>
      <text:p text:style-name="P1">- **Modified By User**: USER001</text:p>
      <text:p text:style-name="P1">- **Verification Result**: Could not find any change ticket that is related to this audit trail record.</text:p>
      <text:p text:style-name="Preformatted_20_Text"/>
      <text:p text:style-name="P1">### Audit Record 16</text:p>
      <text:p text:style-name="P1">- **Date/Time**: 2024-01-23 09:45:00</text:p>
      <text:p text:style-name="P1">- **Component Modified**: AccessControl</text:p>
      <text:p text:style-name="P1">- **Modified By User**: USER006</text:p>
      <text:p text:style-name="P1">- **Verification Result**: Could not find any change ticket that is related to this audit trail record.</text:p>
      <text:p text:style-name="Preformatted_20_Text"/>
      <text:p text:style-name="P1">### Audit Record 17</text:p>
      <text:p text:style-name="P1">- **Date/Time**: 2024-01-23 14:30:00</text:p>
      <text:p text:style-name="P1">- **Component Modified**: SystemCore</text:p>
      <text:p text:style-name="P1">- **Modified By User**: USER004</text:p>
      <text:p text:style-name="P1">- **Verification Result**: Could not find any change ticket that is related to this audit trail record.</text:p>
      <text:p text:style-name="Preformatted_20_Text"/>
      <text:p text:style-name="P1">### Audit Record 18</text:p>
      <text:p text:style-name="P1">- **Date/Time**: 2024-01-24 11:00:00</text:p>
      <text:p text:style-name="P1">- **Component Modified**: LogAnalyzer</text:p>
      <text:p text:style-name="P1">- **Modified By User**: USER008</text:p>
      <text:p text:style-name="P1">- **Verification Result**: Could not find any change ticket that is related to this audit trail record.</text:p>
      <text:p text:style-name="Preformatted_20_Text"/>
      <text:p text:style-name="P1">### Audit Record 19</text:p>
      <text:p text:style-name="P1">- **Date/Time**: 2024-01-24 16:00:00</text:p>
      <text:p text:style-name="P1">- **Component Modified**: WebService</text:p>
      <text:p text:style-name="P1">- **Modified By User**: USER002</text:p>
      <text:p text:style-name="P1">- **Verification Result**: Could not find any change ticket that is related to this audit trail record.</text:p>
      <text:p text:style-name="P1">```</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Task:</text:span> <text:span text:style-name="T1">Compile all findings from findings folder into comprehensive audit report</text:span></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1"># Comprehensive Change Management Audit Report <text:s/></text:p>
      <text:p text:style-name="Preformatted_20_Text"/>
      <text:p text:style-name="P1">## Executive Summary <text:s/></text:p>
      <text:p text:style-name="P1">This audit report compiles findings from the Change Management Audit conducted between January 14, 2024, and January 24, 2024. The audit aimed to verify compliance with the organization's Change Management SLA by reviewing audit trail records and associated change tickets. The findings reveal both compliant and non-compliant changes, including unauthorized modifications, missing change tickets, and potential violations of the Change Management SLA. <text:s/></text:p>
      <text:p text:style-name="Preformatted_20_Text"/>
      <text:p text:style-name="P1">---</text:p>
      <text:p text:style-name="Preformatted_20_Text"/>
      <text:p text:style-name="P1">## Audit Findings <text:s/></text:p>
      <text:p text:style-name="Preformatted_20_Text"/>
      <text:p text:style-name="P1">### Compliant Changes <text:s/></text:p>
      <text:p text:style-name="P1">The following changes were verified as compliant with the Change Management SLA: <text:s/></text:p>
      <text:p text:style-name="Preformatted_20_Text"/>
      <text:p text:style-name="P1">1. **Audit Record 2** <text:s/></text:p>
      <text:p text:style-name="P1"><text:s text:c="3"/>- **Date/Time**: 2024-01-19 11:45:00 <text:s/></text:p>
      <text:p text:style-name="P1"><text:soft-page-break/><text:s text:c="3"/>- **Component Modified**: DatabaseConfig <text:s/></text:p>
      <text:p text:style-name="P1"><text:s text:c="3"/>- **Modified By User**: USER002 <text:s/></text:p>
      <text:p text:style-name="P1"><text:s text:c="3"/>- **Verification Result**: Relies on change ticket CHG003 and was carried out by the authorized user. <text:s/></text:p>
      <text:p text:style-name="Preformatted_20_Text"/>
      <text:p text:style-name="P1">2. **Audit Record 3** <text:s/></text:p>
      <text:p text:style-name="P1"><text:s text:c="3"/>- **Date/Time**: 2024-01-16 18:30:00 <text:s/></text:p>
      <text:p text:style-name="P1"><text:s text:c="3"/>- **Component Modified**: NetworkSettings <text:s/></text:p>
      <text:p text:style-name="P1"><text:s text:c="3"/>- **Modified By User**: USER007 <text:s/></text:p>
      <text:p text:style-name="P1"><text:s text:c="3"/>- **Verification Result**: Relies on change ticket CHG004 and was carried out by the authorized user. <text:s/></text:p>
      <text:p text:style-name="Preformatted_20_Text"/>
      <text:p text:style-name="P1">3. **Audit Record 4** <text:s/></text:p>
      <text:p text:style-name="P1"><text:s text:c="3"/>- **Date/Time**: 2024-01-17 11:15:00 <text:s/></text:p>
      <text:p text:style-name="P1"><text:s text:c="3"/>- **Component Modified**: APIEndpoints <text:s/></text:p>
      <text:p text:style-name="P1"><text:s text:c="3"/>- **Modified By User**: USER003 <text:s/></text:p>
      <text:p text:style-name="P1"><text:s text:c="3"/>- **Verification Result**: Relies on change ticket CHG005 and was carried out by the authorized user. <text:s/></text:p>
      <text:p text:style-name="Preformatted_20_Text"/>
      <text:p text:style-name="P1">4. **Audit Record 5** <text:s/></text:p>
      <text:p text:style-name="P1"><text:s text:c="3"/>- **Date/Time**: 2024-01-17 17:40:00 <text:s/></text:p>
      <text:p text:style-name="P1"><text:s text:c="3"/>- **Component Modified**: LoggingSystem <text:s/></text:p>
      <text:p text:style-name="P1"><text:s text:c="3"/>- **Modified By User**: USER005 <text:s/></text:p>
      <text:p text:style-name="P1"><text:s text:c="3"/>- **Verification Result**: Relies on change ticket CHG006 and was carried out by the authorized user. <text:s/></text:p>
      <text:p text:style-name="Preformatted_20_Text"/>
      <text:p text:style-name="P1">5. **Audit Record 7** <text:s/></text:p>
      <text:p text:style-name="P1"><text:s text:c="3"/>- **Date/Time**: 2024-01-18 23:25:00 <text:s/></text:p>
      <text:p text:style-name="P1"><text:s text:c="3"/>- **Component Modified**: BackupSystem <text:s/></text:p>
      <text:p text:style-name="P1"><text:s text:c="3"/>- **Modified By User**: USER006 <text:s/></text:p>
      <text:p text:style-name="P1"><text:s text:c="3"/>- **Verification Result**: Relies on change ticket CHG008 and was carried out by the authorized user. <text:s/></text:p>
      <text:p text:style-name="Preformatted_20_Text"/>
      <text:p text:style-name="P1">6. **Audit Record 13** <text:s/></text:p>
      <text:p text:style-name="P1"><text:s text:c="3"/>- **Date/Time**: 2024-01-21 19:50:00 <text:s/></text:p>
      <text:p text:style-name="P1"><text:s text:c="3"/>- **Component Modified**: UserManagement <text:s/></text:p>
      <text:p text:style-name="P1"><text:s text:c="3"/>- **Modified By User**: USER003 <text:s/></text:p>
      <text:p text:style-name="P1"><text:s text:c="3"/>- **Verification Result**: Relies on change ticket CHG014 and was carried out by the authorized user. <text:s/></text:p>
      <text:p text:style-name="Preformatted_20_Text"/>
      <text:p text:style-name="P1">---</text:p>
      <text:p text:style-name="Preformatted_20_Text"/>
      <text:p text:style-name="P1">### Non-Compliant Changes <text:s/></text:p>
      <text:p text:style-name="P1">The following changes were identified as non-compliant with the Change Management SLA: <text:s/></text:p>
      <text:p text:style-name="Preformatted_20_Text"/>
      <text:p text:style-name="P1">1. **Audit Record 0** <text:s/></text:p>
      <text:p text:style-name="P1"><text:s text:c="3"/>- **Date/Time**: 2024-01-14 09:30:00 <text:s/></text:p>
      <text:p text:style-name="P1"><text:s text:c="3"/>- **Component Modified**: UserAccessModule <text:s/></text:p>
      <text:p text:style-name="P1"><text:s text:c="3"/>- **Modified By User**: USER001 <text:s/></text:p>
      <text:p text:style-name="P1"><text:s text:c="3"/>- **Verification Result**: No change ticket found to satisfy the Change Management SLA. <text:s/></text:p>
      <text:p text:style-name="Preformatted_20_Text"/>
      <text:p text:style-name="P1">2. **Audit Record 1** <text:s/></text:p>
      <text:p text:style-name="P1"><text:s text:c="3"/>- **Date/Time**: 2024-01-15 04:20:00 <text:s/></text:p>
      <text:p text:style-name="P1"><text:s text:c="3"/>- **Component Modified**: SecuritySettings <text:s/></text:p>
      <text:p text:style-name="P1"><text:s text:c="3"/>- **Modified By User**: USER004 <text:s/></text:p>
      <text:p text:style-name="P1"><text:s text:c="3"/>- **Verification Result**: No change ticket found to satisfy the Change Management SLA. <text:s/></text:p>
      <text:p text:style-name="Preformatted_20_Text"/>
      <text:p text:style-name="P1">3. **Audit Record 6** <text:s/></text:p>
      <text:p text:style-name="P1"><text:s text:c="3"/>- **Date/Time**: 2024-10-18 09:00:00 <text:s/></text:p>
      <text:p text:style-name="P1"><text:s text:c="3"/>- **Component Modified**: UserInterface <text:s/></text:p>
      <text:p text:style-name="P1"><text:s text:c="3"/>- **Modified By User**: USER008 <text:s/></text:p>
      <text:p text:style-name="P1"><text:soft-page-break/><text:s text:c="3"/>- **Verification Result**: No change ticket found to satisfy the Change Management SLA. <text:s/></text:p>
      <text:p text:style-name="Preformatted_20_Text"/>
      <text:p text:style-name="P1">4. **Audit Record 8** <text:s/></text:p>
      <text:p text:style-name="P1"><text:s text:c="3"/>- **Date/Time**: 2024-02-19 11:30:00 <text:s/></text:p>
      <text:p text:style-name="P1"><text:s text:c="3"/>- **Component Modified**: AuthModule <text:s/></text:p>
      <text:p text:style-name="P1"><text:s text:c="3"/>- **Modified By User**: USER001 <text:s/></text:p>
      <text:p text:style-name="P1"><text:s text:c="3"/>- **Verification Result**: No change ticket found to satisfy the Change Management SLA. <text:s/></text:p>
      <text:p text:style-name="Preformatted_20_Text"/>
      <text:p text:style-name="P1">5. **Audit Record 9** <text:s/></text:p>
      <text:p text:style-name="P1"><text:s text:c="3"/>- **Date/Time**: 2024-01-19 06:15:00 <text:s/></text:p>
      <text:p text:style-name="P1"><text:s text:c="3"/>- **Component Modified**: ReportingEngine <text:s/></text:p>
      <text:p text:style-name="P1"><text:s text:c="3"/>- **Modified By User**: USER004 <text:s/></text:p>
      <text:p text:style-name="P1"><text:s text:c="3"/>- **Verification Result**: No change ticket found to satisfy the Change Management SLA. <text:s/></text:p>
      <text:p text:style-name="Preformatted_20_Text"/>
      <text:p text:style-name="P1">6. **Audit Record 10** <text:s/></text:p>
      <text:p text:style-name="P1"><text:s text:c="3"/>- **Date/Time**: 2024-01-20 11:45:00 <text:s/></text:p>
      <text:p text:style-name="P1"><text:s text:c="3"/>- **Component Modified**: DataProcessor <text:s/></text:p>
      <text:p text:style-name="P1"><text:s text:c="3"/>- **Modified By User**: USER009 <text:s/></text:p>
      <text:p text:style-name="P1"><text:s text:c="3"/>- **Verification Result**: Change ticket CHG011 found, but the change was carried out by an unauthorized user (USER009 instead of USER002). <text:s/></text:p>
      <text:p text:style-name="Preformatted_20_Text"/>
      <text:p text:style-name="P1">7. **Audit Record 11** <text:s/></text:p>
      <text:p text:style-name="P1"><text:s text:c="3"/>- **Date/Time**: 2024-01-20 19:20:00 <text:s/></text:p>
      <text:p text:style-name="P1"><text:s text:c="3"/>- **Component Modified**: SecurityModule <text:s/></text:p>
      <text:p text:style-name="P1"><text:s text:c="3"/>- **Modified By User**: USER002 <text:s/></text:p>
      <text:p text:style-name="P1"><text:s text:c="3"/>- **Verification Result**: Change ticket CHG012 found, but the change was carried out by an unauthorized user (USER002 instead of USER005). <text:s/></text:p>
      <text:p text:style-name="Preformatted_20_Text"/>
      <text:p text:style-name="P1">8. **Audit Record 12** <text:s/></text:p>
      <text:p text:style-name="P1"><text:s text:c="3"/>- **Date/Time**: 2024-01-21 10:15:00 <text:s/></text:p>
      <text:p text:style-name="P1"><text:s text:c="3"/>- **Component Modified**: ConfigSettings <text:s/></text:p>
      <text:p text:style-name="P1"><text:s text:c="3"/>- **Modified By User**: USER005 <text:s/></text:p>
      <text:p text:style-name="P1"><text:s text:c="3"/>- **Verification Result**: Change ticket CHG013 found, but the change was carried out by an unauthorized user (USER005 instead of USER007). <text:s/></text:p>
      <text:p text:style-name="Preformatted_20_Text"/>
      <text:p text:style-name="P1">9. **Audit Record 14** <text:s/></text:p>
      <text:p text:style-name="P1"><text:s text:c="3"/>- **Date/Time**: 2024-01-29 10:30:00 <text:s/></text:p>
      <text:p text:style-name="P1"><text:s text:c="3"/>- **Component Modified**: APIGateway <text:s/></text:p>
      <text:p text:style-name="P1"><text:s text:c="3"/>- **Modified By User**: USER007 <text:s/></text:p>
      <text:p text:style-name="P1"><text:s text:c="3"/>- **Verification Result**: No change ticket found. <text:s/></text:p>
      <text:p text:style-name="Preformatted_20_Text"/>
      <text:p text:style-name="P1">10. **Audit Record 15** <text:s/></text:p>
      <text:p text:style-name="P1"><text:s text:c="4"/>- **Date/Time**: 2024-01-22 15:45:00 <text:s/></text:p>
      <text:p text:style-name="P1"><text:s text:c="4"/>- **Component Modified**: DatabaseIndex <text:s/></text:p>
      <text:p text:style-name="P1"><text:s text:c="4"/>- **Modified By User**: USER001 <text:s/></text:p>
      <text:p text:style-name="P1"><text:s text:c="4"/>- **Verification Result**: No change ticket found. <text:s/></text:p>
      <text:p text:style-name="Preformatted_20_Text"/>
      <text:p text:style-name="P1">11. **Audit Record 16** <text:s/></text:p>
      <text:p text:style-name="P1"><text:s text:c="4"/>- **Date/Time**: 2024-01-23 09:45:00 <text:s/></text:p>
      <text:p text:style-name="P1"><text:s text:c="4"/>- **Component Modified**: AccessControl <text:s/></text:p>
      <text:p text:style-name="P1"><text:s text:c="4"/>- **Modified By User**: USER006 <text:s/></text:p>
      <text:p text:style-name="P1"><text:s text:c="4"/>- **Verification Result**: No change ticket found. <text:s/></text:p>
      <text:p text:style-name="Preformatted_20_Text"/>
      <text:p text:style-name="P1">12. **Audit Record 17** <text:s/></text:p>
      <text:p text:style-name="P1"><text:s text:c="4"/>- **Date/Time**: 2024-01-23 14:30:00 <text:s/></text:p>
      <text:p text:style-name="P1"><text:s text:c="4"/>- **Component Modified**: SystemCore <text:s/></text:p>
      <text:p text:style-name="P1"><text:s text:c="4"/>- **Modified By User**: USER004 <text:s/></text:p>
      <text:p text:style-name="P1"><text:s text:c="4"/>- **Verification Result**: No change ticket found. <text:s/></text:p>
      <text:p text:style-name="Preformatted_20_Text"/>
      <text:p text:style-name="P1">13. **Audit Record 18** <text:s/></text:p>
      <text:p text:style-name="P1"><text:s text:c="4"/>- **Date/Time**: 2024-01-24 11:00:00 <text:s/></text:p>
      <text:p text:style-name="P1"><text:soft-page-break/><text:s text:c="4"/>- **Component Modified**: LogAnalyzer <text:s/></text:p>
      <text:p text:style-name="P1"><text:s text:c="4"/>- **Modified By User**: USER008 <text:s/></text:p>
      <text:p text:style-name="P1"><text:s text:c="4"/>- **Verification Result**: No change ticket found. <text:s/></text:p>
      <text:p text:style-name="Preformatted_20_Text"/>
      <text:p text:style-name="P1">14. **Audit Record 19** <text:s/></text:p>
      <text:p text:style-name="P1"><text:s text:c="4"/>- **Date/Time**: 2024-01-24 16:00:00 <text:s/></text:p>
      <text:p text:style-name="P1"><text:s text:c="4"/>- **Component Modified**: WebService <text:s/></text:p>
      <text:p text:style-name="P1"><text:s text:c="4"/>- **Modified By User**: USER002 <text:s/></text:p>
      <text:p text:style-name="P1"><text:s text:c="4"/>- **Verification Result**: No change ticket found. <text:s/></text:p>
      <text:p text:style-name="Preformatted_20_Text"/>
      <text:p text:style-name="P1">---</text:p>
      <text:p text:style-name="Preformatted_20_Text"/>
      <text:p text:style-name="P1">## Recommendations <text:s/></text:p>
      <text:p text:style-name="P1">1. **Enforce Change Management Policies**: Ensure all changes are accompanied by valid change tickets that comply with the SLA. <text:s/></text:p>
      <text:p text:style-name="P1">2. **User Authorization Review**: Investigate and address unauthorized user modifications, particularly in cases where the wrong user executed the change. <text:s/></text:p>
      <text:p text:style-name="P1">3. **Training and Awareness**: Provide training to users on Change Management procedures to prevent future violations. <text:s/></text:p>
      <text:p text:style-name="P1">4. **Automated Monitoring**: Implement automated tools to flag changes without associated tickets in real-time. <text:s/></text:p>
      <text:p text:style-name="P1">5. **Root Cause Analysis**: Conduct a detailed analysis of recurring issues, such as missing tickets and unauthorized changes, to identify systemic weaknesses. <text:s/></text:p>
      <text:p text:style-name="Preformatted_20_Text"/>
      <text:p text:style-name="P1">---</text:p>
      <text:p text:style-name="Preformatted_20_Text"/>
      <text:p text:style-name="P1">## Conclusion <text:s/></text:p>
      <text:p text:style-name="P1">The audit highlights significant gaps in Change Management compliance, including missing change tickets and unauthorized modifications. Immediate action is required to strengthen controls, enforce policies, and ensure adherence to the Change Management SLA. <text:s/></text:p>
      <text:p text:style-name="Preformatted_20_Text"/>
      <text:p text:style-name="P1">--- <text:s/></text:p>
      <text:p text:style-name="P1">**End of Report**</text:p>
      <text:p text:style-name="Preformatted_20_Text"/>
      <text:p text:style-name="Preformatted_20_Text"/>
      <text:p text:style-name="Preformatted_20_Text">(larc) (larp) <text:span text:style-name="T2">ayman@AMHP840G2B</text:span>:<text:span text:style-name="T3">~/Documents/GitHub/ai_logicalaccess_crew/larc</text:span>$ </text:p>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0T23:36:35.930972896</meta:creation-date>
    <dc:date>2025-02-10T23:37:04.765767525</dc:date>
    <meta:editing-duration>PT29S</meta:editing-duration>
    <meta:editing-cycles>1</meta:editing-cycles>
    <meta:document-statistic meta:table-count="0" meta:image-count="0" meta:object-count="0" meta:page-count="17" meta:paragraph-count="537" meta:word-count="6076" meta:character-count="47624" meta:non-whitespace-character-count="41576"/>
    <meta:generator>LibreOffice/24.2.7.2$Linux_X86_64 LibreOffice_project/420$Build-2</meta:generator>
  </office:meta>
</office:document-meta>
</file>